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00" draw:textarea-vertical-align="middle"/>
    </style:style>
    <style:style style:name="gr2" style:family="graphic" style:parent-style-name="standard">
      <style:graphic-properties draw:fill-color="#ffcc00" draw:textarea-vertical-align="middle"/>
    </style:style>
    <style:style style:name="gr3" style:family="graphic" style:parent-style-name="standard">
      <style:graphic-properties draw:fill-color="#ffff99" draw:textarea-vertical-align="middle"/>
    </style:style>
    <style:style style:name="gr4" style:family="graphic" style:parent-style-name="standard">
      <style:graphic-properties draw:stroke="solid" draw:stroke-dash="Ultrafine_20_Dotted_20__28_var_29_" svg:stroke-width="0.028cm" draw:marker-start-width="0.242cm" draw:marker-end-width="0.242cm" draw:stroke-linejoin="round" draw:fill-color="#ffff99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fill-color="#ff99ff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1">
      <style:graphic-properties draw:fill="gradient" draw:fill-color="#66ffff" draw:fill-gradient-name="Yellow_20_Gradient_20_2" draw:textarea-horizontal-align="justify" draw:textarea-vertical-align="middle" draw:auto-grow-height="false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fill="gradient" draw:fill-color="#ffff99" draw:fill-gradient-name="Yellow_20_Gradient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3" style:family="graphic" style:parent-style-name="objectwithoutfill">
      <style:graphic-properties draw:marker-end="Arrow" draw:marker-end-width="0.3cm" draw:stroke-linejoin="miter" draw:fill="none" draw:textarea-vertical-align="middle"/>
    </style:style>
    <style:style style:name="gr14" style:family="graphic" style:parent-style-name="standard">
      <style:graphic-properties draw:fill="solid" draw:fill-color="#ff99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4" style:family="paragraph">
      <style:paragraph-properties fo:margin-top="0.152cm" fo:margin-bottom="0.152cm"/>
      <style:text-properties fo:font-size="12pt"/>
    </style:style>
    <style:style style:name="P5" style:family="paragraph">
      <style:paragraph-properties fo:margin-top="0.152cm" fo:margin-bottom="0.152cm" fo:text-align="center"/>
      <style:text-properties fo:font-size="12pt"/>
    </style:style>
    <style:style style:name="P6" style:family="paragraph">
      <style:text-properties fo:font-size="12pt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style:style style:name="T3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4.387cm" svg:height="1.397cm" svg:x="5.161cm" svg:y="2.824cm">
          <text:p text:style-name="P1">Report Ticket</text:p>
        </draw:rect>
        <draw:rect draw:style-name="gr2" draw:text-style-name="P1" xml:id="id3" draw:id="id3" draw:layer="layout" svg:width="4.387cm" svg:height="1.397cm" svg:x="5.161cm" svg:y="4.975cm">
          <text:p text:style-name="P1">Set Owner/Milestone</text:p>
        </draw:rect>
        <draw:rect draw:style-name="gr3" draw:text-style-name="P1" xml:id="id4" draw:id="id4" draw:layer="layout" svg:width="4.387cm" svg:height="1.397cm" svg:x="5.161cm" svg:y="7.115cm">
          <text:p text:style-name="P1">Confirm Ticket</text:p>
        </draw:rect>
        <draw:rect draw:style-name="gr3" draw:text-style-name="P1" xml:id="id11" draw:id="id11" draw:layer="layout" svg:width="4.387cm" svg:height="1.397cm" svg:x="8.278cm" svg:y="15.503cm">
          <text:p text:style-name="P1">Close Ticket</text:p>
        </draw:rect>
        <draw:rect draw:style-name="gr4" draw:text-style-name="P1" xml:id="id10" draw:id="id10" draw:layer="layout" svg:width="4.387cm" svg:height="1.397cm" svg:x="2.239cm" svg:y="15.503cm">
          <text:p text:style-name="P1">Fix Ticket</text:p>
        </draw:rect>
        <draw:rect draw:style-name="gr5" draw:text-style-name="P1" xml:id="id12" draw:id="id12" draw:layer="layout" svg:width="4.387cm" svg:height="1.397cm" svg:x="8.274cm" svg:y="18.337cm">
          <text:p text:style-name="P1">Verify Ticket</text:p>
        </draw:rect>
        <draw:rect draw:style-name="gr5" draw:text-style-name="P1" xml:id="id8" draw:id="id8" draw:layer="layout" svg:width="4.387cm" svg:height="1.397cm" svg:x="5.161cm" svg:y="23.822cm">
          <text:p text:style-name="P1">Make Verified</text:p>
        </draw:rect>
        <draw:rect draw:style-name="gr3" draw:text-style-name="P1" xml:id="id9" draw:id="id9" draw:layer="layout" svg:width="4.387cm" svg:height="1.397cm" svg:x="10.842cm" svg:y="23.822cm">
          <text:p text:style-name="P1">Add Release Note</text:p>
        </draw:rect>
        <draw:custom-shape draw:style-name="gr6" draw:text-style-name="P2" xml:id="id1" draw:id="id1" draw:layer="layout" svg:width="0.762cm" svg:height="0.762cm" svg:x="6.973cm" svg:y="1.1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14" draw:id="id14">
          <draw:custom-shape draw:style-name="gr7" draw:text-style-name="P2" draw:layer="layout" svg:width="0.762cm" svg:height="0.762cm" svg:x="12.654cm" svg:y="26.1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2" draw:layer="layout" svg:width="0.508cm" svg:height="0.508cm" svg:x="12.781cm" svg:y="26.2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onnector draw:style-name="gr8" draw:text-style-name="P2" draw:layer="layout" draw:type="lines" svg:x1="7.354cm" svg:y1="1.889cm" svg:x2="7.354cm" svg:y2="2.824cm" draw:start-shape="id1" draw:start-glue-point="8" draw:end-shape="id2" draw:end-glue-point="0" svg:d="m7354 1889v501-67 501">
          <text:p/>
        </draw:connector>
        <draw:connector draw:style-name="gr8" draw:text-style-name="P2" draw:layer="layout" draw:type="lines" svg:x1="7.354cm" svg:y1="4.221cm" svg:x2="7.354cm" svg:y2="4.975cm" draw:start-shape="id2" draw:start-glue-point="2" draw:end-shape="id3" draw:end-glue-point="0" svg:d="m7354 4221v501-248 501">
          <text:p/>
        </draw:connector>
        <draw:connector draw:style-name="gr8" draw:text-style-name="P2" draw:layer="layout" draw:type="lines" svg:x1="7.354cm" svg:y1="6.372cm" svg:x2="7.354cm" svg:y2="7.115cm" draw:start-shape="id3" draw:start-glue-point="2" draw:end-shape="id4" draw:end-glue-point="0" svg:d="m7354 6372v501-259 501">
          <text:p/>
        </draw:connector>
        <draw:custom-shape draw:style-name="gr9" draw:text-style-name="P3" xml:id="id5" draw:id="id5" draw:layer="layout" svg:width="1.905cm" svg:height="1.016cm" svg:x="6.402cm" svg:y="9.317cm">
          <text:p text:style-name="P3">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xml:id="id6" draw:id="id6" draw:layer="layout" svg:width="1.905cm" svg:height="1.016cm" svg:x="6.402cm" svg:y="11.118cm">
          <text:p text:style-name="P2">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2" xml:id="id7" draw:id="id7" draw:layer="layout" svg:width="1.905cm" svg:height="1.016cm" svg:x="6.402cm" svg:y="12.919cm">
          <text:p text:style-name="P2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2" draw:layer="layout" draw:type="lines" svg:x1="7.354cm" svg:y1="8.512cm" svg:x2="7.355cm" svg:y2="9.317cm" draw:start-shape="id4" draw:start-glue-point="2" draw:end-shape="id5" draw:end-glue-point="4" svg:d="m7354 8512v501l1-197v501">
          <text:p/>
        </draw:connector>
        <draw:connector draw:style-name="gr8" draw:text-style-name="P2" draw:layer="layout" draw:type="lines" svg:x1="7.355cm" svg:y1="10.333cm" svg:x2="7.354cm" svg:y2="11.118cm" draw:start-shape="id5" draw:start-glue-point="6" draw:end-shape="id6" svg:d="m7355 10333v502l-1-218v501">
          <text:p/>
        </draw:connector>
        <draw:connector draw:style-name="gr8" draw:text-style-name="P2" draw:layer="layout" draw:type="lines" svg:x1="7.355cm" svg:y1="12.134cm" svg:x2="7.355cm" svg:y2="12.919cm" draw:start-shape="id6" draw:start-glue-point="6" draw:end-shape="id7" draw:end-glue-point="4" svg:d="m7355 12134v502-218 501">
          <text:p/>
        </draw:connector>
        <draw:connector draw:style-name="gr8" draw:text-style-name="P2" draw:layer="layout" draw:type="lines" svg:x1="9.548cm" svg:y1="24.52cm" svg:x2="10.842cm" svg:y2="24.52cm" draw:start-shape="id8" draw:start-glue-point="1" draw:end-shape="id9" draw:end-glue-point="3" svg:d="m9548 24520h501 292 501">
          <text:p/>
        </draw:connector>
        <draw:frame draw:style-name="gr12" draw:text-style-name="P4" draw:layer="layout" svg:width="9.053cm" svg:height="10.115cm" svg:x="11.78cm" svg:y="2.325cm">
          <draw:text-box>
            <text:p text:style-name="P4">Note for conditions:</text:p>
            <text:p text:style-name="P4"><text:s text:c="2"/>1: Is ticket's content clear?</text:p>
            <text:p text:style-name="P4"><text:s text:c="2"/>2. Is the issue correct?</text:p>
            <text:p text:style-name="P4"><text:s text:c="2"/>3. Is bug/request can be fixed by milestone?</text:p>
            <text:p text:style-name="P4"/>
            <text:p text:style-name="P4">Note for P.I.C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pan text:style-name="T1"/></text:p>
          </draw:text-box>
        </draw:frame>
        <draw:connector draw:style-name="gr13" draw:text-style-name="P2" draw:layer="layout" draw:type="lines" draw:line-skew="2.317cm 1.076cm" svg:x1="8.307cm" svg:y1="13.427cm" svg:x2="9.548cm" svg:y2="5.673cm" draw:start-shape="id7" draw:start-glue-point="7" draw:end-shape="id3" draw:end-glue-point="1" svg:d="m8307 13427h2818v-7754h-1577">
          <text:p/>
        </draw:connector>
        <draw:connector draw:style-name="gr8" draw:text-style-name="P2" draw:layer="layout" draw:type="lines" draw:line-skew="-3.03cm -1.79cm" svg:x1="6.402cm" svg:y1="9.825cm" svg:x2="5.161cm" svg:y2="3.522cm" draw:start-shape="id5" draw:start-glue-point="5" draw:end-shape="id2" draw:end-glue-point="3" svg:d="m6402 9825h-3532v-6303h2291">
          <text:p/>
        </draw:connector>
        <draw:connector draw:style-name="gr8" draw:text-style-name="P2" draw:layer="layout" draw:type="lines" draw:line-skew="0.025cm -0.527cm" svg:x1="7.355cm" svg:y1="13.935cm" svg:x2="4.432cm" svg:y2="15.503cm" draw:start-shape="id7" draw:start-glue-point="6" draw:end-shape="id10" draw:end-glue-point="0" svg:d="m7355 13935v527h-2923v1041">
          <text:p/>
        </draw:connector>
        <draw:connector draw:style-name="gr13" draw:text-style-name="P2" draw:layer="layout" draw:type="lines" draw:line-skew="1.682cm" svg:x1="8.307cm" svg:y1="11.626cm" svg:x2="10.471cm" svg:y2="15.503cm" draw:start-shape="id6" draw:start-glue-point="7" draw:end-shape="id11" draw:end-glue-point="0" svg:d="m8307 11626h2183l-19 3376v501">
          <text:p/>
        </draw:connector>
        <draw:connector draw:style-name="gr8" draw:text-style-name="P2" draw:layer="layout" draw:type="lines" svg:x1="6.626cm" svg:y1="16.201cm" svg:x2="8.278cm" svg:y2="16.201cm" draw:start-shape="id10" draw:end-shape="id11" draw:end-glue-point="3" svg:d="m6626 16201h514 637 501">
          <text:p/>
        </draw:connector>
        <draw:connector draw:style-name="gr8" draw:text-style-name="P2" draw:layer="layout" draw:type="lines" svg:x1="10.471cm" svg:y1="16.9cm" svg:x2="10.467cm" svg:y2="18.337cm" draw:start-shape="id11" draw:start-glue-point="2" draw:end-shape="id12" svg:d="m10471 16900v501l-4 435v501">
          <text:p/>
        </draw:connector>
        <draw:connector draw:style-name="gr8" draw:text-style-name="P2" draw:layer="layout" draw:type="lines" draw:line-skew="0.069cm -0.891cm" svg:x1="10.467cm" svg:y1="19.734cm" svg:x2="7.355cm" svg:y2="21.696cm" draw:start-shape="id12" draw:start-glue-point="2" draw:end-shape="id13" draw:end-glue-point="4" svg:d="m10467 19734v570h-3112v1392">
          <text:p/>
        </draw:connector>
        <draw:connector draw:style-name="gr8" draw:text-style-name="P2" draw:layer="layout" draw:type="lines" svg:x1="13.035cm" svg:y1="25.219cm" svg:x2="13.035cm" svg:y2="26.117cm" draw:start-shape="id9" draw:start-glue-point="2" draw:end-shape="id14" draw:end-glue-point="0" svg:d="m13035 25219v501-104 501">
          <text:p/>
        </draw:connector>
        <draw:rect draw:style-name="gr1" draw:text-style-name="P5" draw:layer="layout" svg:width="5.084cm" svg:height="0.762cm" svg:x="12.426cm" svg:y="6.255cm">
          <text:p text:style-name="P5"><text:span text:style-name="T2">Reporter</text:span></text:p>
        </draw:rect>
        <draw:rect draw:style-name="gr2" draw:text-style-name="P1" draw:layer="layout" svg:width="5.084cm" svg:height="0.762cm" svg:x="12.426cm" svg:y="7.317cm">
          <text:p text:style-name="P1">e<text:span text:style-name="T3">2</text:span> studio Manager</text:p>
        </draw:rect>
        <draw:rect draw:style-name="gr3" draw:text-style-name="P5" draw:layer="layout" svg:width="5.084cm" svg:height="0.762cm" svg:x="12.426cm" svg:y="8.46cm">
          <text:p text:style-name="P5">Owner</text:p>
        </draw:rect>
        <draw:rect draw:style-name="gr5" draw:text-style-name="P5" draw:layer="layout" svg:width="5.084cm" svg:height="0.762cm" svg:x="12.426cm" svg:y="9.538cm">
          <text:p text:style-name="P5">Verifier</text:p>
        </draw:rect>
        <draw:custom-shape draw:style-name="gr14" draw:text-style-name="P2" xml:id="id13" draw:id="id13" draw:layer="layout" svg:width="1.905cm" svg:height="1.016cm" svg:x="6.402cm" svg:y="21.696cm">
          <text:p text:style-name="P2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2" draw:layer="layout" draw:type="lines" svg:x1="7.355cm" svg:y1="22.712cm" svg:x2="7.354cm" svg:y2="23.822cm" draw:start-shape="id13" draw:start-glue-point="6" draw:end-shape="id8" draw:end-glue-point="0" svg:d="m7355 22712v502l-1 107v501">
          <text:p/>
        </draw:connector>
        <draw:connector draw:style-name="gr8" draw:text-style-name="P2" draw:layer="layout" draw:type="lines" draw:line-skew="-1.09cm" svg:x1="6.402cm" svg:y1="22.204cm" svg:x2="4.832cm" svg:y2="19.734cm" draw:start-shape="id13" draw:start-glue-point="5" svg:d="m6402 22204h-1592l22-2470v0">
          <text:p/>
        </draw:connector>
        <draw:rect draw:style-name="gr5" draw:text-style-name="P1" xml:id="id15" draw:id="id15" draw:layer="layout" svg:width="4.387cm" svg:height="1.397cm" svg:x="2.239cm" svg:y="18.337cm">
          <text:p text:style-name="P1">Reopen Ticket</text:p>
        </draw:rect>
        <draw:connector draw:style-name="gr8" draw:text-style-name="P2" draw:layer="layout" draw:type="lines" draw:line-skew="-0.23cm -4.392cm" svg:x1="2.239cm" svg:y1="19.035cm" svg:x2="6.402cm" svg:y2="13.427cm" draw:start-shape="id15" draw:start-glue-point="3" draw:end-shape="id7" draw:end-glue-point="5" svg:d="m2239 19035h-731v-5608h4894">
          <text:p/>
        </draw:connector>
        <draw:frame draw:style-name="gr15" draw:text-style-name="P6" draw:layer="layout" svg:width="1.192cm" svg:height="0.725cm" svg:x="7.401cm" svg:y="10.398cm">
          <draw:text-box>
            <text:p text:style-name="P6">Yes</text:p>
          </draw:text-box>
        </draw:frame>
        <draw:frame draw:style-name="gr15" draw:text-style-name="P6" draw:layer="layout" svg:width="1.192cm" svg:height="0.725cm" svg:x="7.401cm" svg:y="12.199cm">
          <draw:text-box>
            <text:p text:style-name="P6">Yes</text:p>
          </draw:text-box>
        </draw:frame>
        <draw:frame draw:style-name="gr15" draw:text-style-name="P6" draw:layer="layout" svg:width="1.192cm" svg:height="0.725cm" svg:x="7.401cm" svg:y="13.9cm">
          <draw:text-box>
            <text:p text:style-name="P6">Yes</text:p>
          </draw:text-box>
        </draw:frame>
        <draw:frame draw:style-name="gr15" draw:text-style-name="P6" draw:layer="layout" svg:width="1.192cm" svg:height="0.725cm" svg:x="7.401cm" svg:y="22.8cm">
          <draw:text-box>
            <text:p text:style-name="P6">Yes</text:p>
          </draw:text-box>
        </draw:frame>
        <draw:frame draw:style-name="gr15" draw:text-style-name="P6" draw:layer="layout" svg:width="1.044cm" svg:height="0.725cm" svg:x="5.269cm" svg:y="9.138cm">
          <draw:text-box>
            <text:p text:style-name="P6">No</text:p>
          </draw:text-box>
        </draw:frame>
        <draw:frame draw:style-name="gr15" draw:text-style-name="P6" draw:layer="layout" svg:width="1.044cm" svg:height="0.725cm" svg:x="5.269cm" svg:y="21.579cm">
          <draw:text-box>
            <text:p text:style-name="P6">No</text:p>
          </draw:text-box>
        </draw:frame>
        <draw:frame draw:style-name="gr15" draw:text-style-name="P6" draw:layer="layout" svg:width="1.044cm" svg:height="0.725cm" svg:x="8.366cm" svg:y="12.751cm">
          <draw:text-box>
            <text:p text:style-name="P6"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Yellow_20_Gradient_20_2" draw:display-name="Yellow Gradient 2" draw:style="linear" draw:start-color="#ffff00" draw:end-color="#ccff00" draw:start-intensity="100%" draw:end-intensity="100%" draw:angle="900" draw:border="0%"/>
    <draw:gradient draw:name="Yellow_20_Gradient_20_3" draw:display-name="Yellow Gradient 3" draw:style="linear" draw:start-color="#ffff66" draw:end-color="#ffcc00" draw:start-intensity="100%" draw:end-intensity="100%" draw:angle="0" draw:border="0%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ng Nguyen</meta:initial-creator>
    <meta:creation-date>2015-05-13T08:43:11.80</meta:creation-date>
    <dc:date>2015-05-13T18:20:41.85</dc:date>
    <dc:creator>Thang Nguyen</dc:creator>
    <meta:editing-duration>PT4H4M51S</meta:editing-duration>
    <meta:editing-cycles>16</meta:editing-cycles>
    <meta:generator>OpenOffice/4.0.1$Win32 OpenOffice.org_project/401m5$Build-9714</meta:generator>
    <meta:document-statistic meta:object-count="47"/>
  </office:meta>
</office:document-meta>
</file>